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diagonal-bl-tr="none" style:diagonal-tl-br="none" fo:border="0.31pt solid #1a1a1a" fo:padding="0.071c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" style:family="table-cell" style:parent-style-name="Default">
      <style:table-cell-properties fo:border-bottom="0.31pt solid #1a1a1a" style:diagonal-bl-tr="none" style:diagonal-tl-br="none" fo:border-left="0.31pt solid #1a1a1a" fo:padding="0.071cm" fo:border-right="none" style:rotation-align="none" fo:border-top="0.31pt solid #1a1a1a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dal_level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N2.indd.sqmeter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mareographic</text:p>
          </table:table-cell>
        </table:table-row>
        <table:table-row table:style-name="ro2">
          <table:table-cell office:value-type="string" calcext:value-type="string">
            <text:p>Abram</text:p>
          </table:table-cell>
          <table:table-cell table:style-name="ce1"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Abram</text:p>
          </table:table-cell>
          <table:table-cell table:style-name="ce1"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Abram</text:p>
          </table:table-cell>
          <table:table-cell table:style-name="ce1"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Abram</text:p>
          </table:table-cell>
          <table:table-cell table:style-name="ce1"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Abram</text:p>
          </table:table-cell>
          <table:table-cell table:style-name="ce1"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table:style-name="ce1" office:value-type="string" calcext:value-type="string">
            <text:p>Abram</text:p>
          </table:table-cell>
          <table:table-cell table:style-name="ce1"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1" office:value-type="string" calcext:value-type="string">
            <text:p>Abram</text:p>
          </table:table-cell>
          <table:table-cell table:style-name="ce1"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1" office:value-type="string" calcext:value-type="string">
            <text:p>Abram</text:p>
          </table:table-cell>
          <table:table-cell table:style-name="ce1"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1" office:value-type="string" calcext:value-type="string">
            <text:p>Abram</text:p>
          </table:table-cell>
          <table:table-cell table:style-name="ce1"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table:style-name="ce1" office:value-type="string" calcext:value-type="string">
            <text:p>Abram</text:p>
          </table:table-cell>
          <table:table-cell table:style-name="ce1"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-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-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-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I-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I-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I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V-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V-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V-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r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r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r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r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r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r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r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r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r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r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V-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V-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V-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VI-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VI-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VI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VII-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VII-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VII-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VIII-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VIII-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VIII-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-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-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I-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I-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I-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V-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V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V-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r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r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r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r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r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r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r1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r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r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r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r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r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r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r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V-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V-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V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VI-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VI-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VI-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VII-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VII-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VII-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VIII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VIII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VIII-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-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-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-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I-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I-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I-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-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-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-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I-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I-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I-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1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-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-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-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I-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I-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I-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-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0m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0m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1m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1m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2m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2m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2m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m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m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2m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2m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2m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3m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3m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4m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4m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5m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5m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6m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6m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7m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7m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8m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8m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9m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9m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9m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-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-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-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I-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I-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III-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3m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3m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3m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4m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4m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4m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5m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5m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6m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7m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7m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7m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8m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8m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9m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9m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9m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20m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20m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21m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21m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21m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22m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22m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22m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23m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23m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23m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24m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24m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3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1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2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3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3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2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3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1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2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1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2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3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1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2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3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1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2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3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1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3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1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2</text:p>
          </table:table-cell>
          <table:table-cell office:value-type="float" office:value="3890" calcext:value-type="float">
            <text:p>38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3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1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2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3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1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2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3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me1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me2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me3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me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me2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me3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3me1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3me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3me3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1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2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3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1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3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1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2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3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1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12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13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21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2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2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31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32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33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2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estuar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3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Gavrilov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Gavrilov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Gavrilov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Gavrilov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Gavrilov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Gavrilov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Gavrilov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Gavrilov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Gavrilov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Gavrilov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10" calcext:value-type="float">
            <text:p>2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1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1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6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</text:p>
          </table:table-cell>
          <table:table-cell office:value-type="float" office:value="8030" calcext:value-type="float">
            <text:p>80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-1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-2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-3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-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-2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-3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-1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-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-3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-1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-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-3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-1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-2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-3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-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-2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-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-1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-2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-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-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-2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-3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mg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mg1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3mg1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1mg4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mg4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3mg4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mg2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2mg2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3mg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1mg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2mg3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3mg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-1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-2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-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-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-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-3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-1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-2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-3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-1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-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-3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-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-2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-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-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-2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-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-1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-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-3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-1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-2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-3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g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g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g2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goreli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low</text:p>
          </table:table-cell>
          <table:table-cell office:value-type="string" calcext:value-type="string">
            <text:p>mg3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Ivanovskay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ubtida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00" calcext:value-type="float">
            <text:p>110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subtidal</text:p>
          </table:table-cell>
        </table:table-row>
        <table:table-row table:style-name="ro2">
          <table:table-cell office:value-type="string" calcext:value-type="string">
            <text:p>Ivanovskay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ubtidal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440" calcext:value-type="float">
            <text:p>144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subtidal</text:p>
          </table:table-cell>
        </table:table-row>
        <table:table-row table:style-name="ro2">
          <table:table-cell office:value-type="string" calcext:value-type="string">
            <text:p>Ivanovskay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ubtidal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00" calcext:value-type="float">
            <text:p>110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subtidal</text:p>
          </table:table-cell>
        </table:table-row>
        <table:table-row table:style-name="ro2">
          <table:table-cell office:value-type="string" calcext:value-type="string">
            <text:p>Ivanovskay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ubtidal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080" calcext:value-type="float">
            <text:p>108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subtidal</text:p>
          </table:table-cell>
        </table:table-row>
        <table:table-row table:style-name="ro2">
          <table:table-cell office:value-type="string" calcext:value-type="string">
            <text:p>Ivanovskay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ubtidal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320" calcext:value-type="float">
            <text:p>13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subtidal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2" calcext:value-type="float">
            <text:p>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float" office:value="7" calcext:value-type="float">
            <text:p>7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float" office:value="8" calcext:value-type="float">
            <text:p>8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float" office:value="9" calcext:value-type="float">
            <text:p>9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float" office:value="10" calcext:value-type="float">
            <text:p>1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float" office:value="8" calcext:value-type="float">
            <text:p>8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float" office:value="10" calcext:value-type="float">
            <text:p>1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float" office:value="2" calcext:value-type="float">
            <text:p>2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float" office:value="7" calcext:value-type="float">
            <text:p>7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float" office:value="9" calcext:value-type="float">
            <text:p>9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lomnishni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al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40" calcext:value-type="float">
            <text:p>84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al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al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900" calcext:value-type="float">
            <text:p>90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al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10" calcext:value-type="float">
            <text:p>8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al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90" calcext:value-type="float">
            <text:p>9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al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80" calcext:value-type="float">
            <text:p>108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al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260" calcext:value-type="float">
            <text:p>12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al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al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380" calcext:value-type="float">
            <text:p>138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al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380" calcext:value-type="float">
            <text:p>138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al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70" calcext:value-type="float">
            <text:p>117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al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630" calcext:value-type="float">
            <text:p>6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al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840" calcext:value-type="float">
            <text:p>84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al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350" calcext:value-type="float">
            <text:p>135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al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690" calcext:value-type="float">
            <text:p>6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al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16" calcext:value-type="float">
            <text:p>16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21" calcext:value-type="float">
            <text:p>21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22" calcext:value-type="float">
            <text:p>22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24" calcext:value-type="float">
            <text:p>24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25" calcext:value-type="float">
            <text:p>25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26" calcext:value-type="float">
            <text:p>26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28" calcext:value-type="float">
            <text:p>28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29" calcext:value-type="float">
            <text:p>29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30" calcext:value-type="float">
            <text:p>3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34" calcext:value-type="float">
            <text:p>3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7-09</text:p>
          </table:table-cell>
          <table:table-cell office:value-type="string" calcext:value-type="string">
            <text:p>low</text:p>
          </table:table-cell>
          <table:table-cell office:value-type="float" office:value="36" calcext:value-type="float">
            <text:p>3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8-02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8-02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8-02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8-02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8-02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8-02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8-02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8-02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8-02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8-02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2008-02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210" calcext:value-type="float">
            <text:p>2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270" calcext:value-type="float">
            <text:p>27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Porchnikh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1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5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2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2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15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1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1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1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1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9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6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7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2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1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17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18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13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14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2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0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2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4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1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3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5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1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12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14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15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17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1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16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1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2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2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3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1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1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1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19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1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2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3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4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5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6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7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9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0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6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9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2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1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1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1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17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2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4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1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8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9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2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5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6</text:p>
          </table:table-cell>
          <table:table-cell office:value-type="float" office:value="5670" calcext:value-type="float">
            <text:p>56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8</text:p>
          </table:table-cell>
          <table:table-cell office:value-type="float" office:value="4230" calcext:value-type="float">
            <text:p>42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1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2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3</text:p>
          </table:table-cell>
          <table:table-cell office:value-type="float" office:value="3960" calcext:value-type="float">
            <text:p>39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4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16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17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18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19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2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10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1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14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15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9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2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3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4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20</text:p>
          </table:table-cell>
          <table:table-cell office:value-type="float" office:value="5220" calcext:value-type="float">
            <text:p>52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17</text:p>
          </table:table-cell>
          <table:table-cell office:value-type="float" office:value="18900" calcext:value-type="float">
            <text:p>189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18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19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1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2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3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4</text:p>
          </table:table-cell>
          <table:table-cell office:value-type="float" office:value="4170" calcext:value-type="float">
            <text:p>41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5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10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11</text:p>
          </table:table-cell>
          <table:table-cell office:value-type="float" office:value="4170" calcext:value-type="float">
            <text:p>41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7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8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2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3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4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14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15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10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11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1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9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5</text:p>
          </table:table-cell>
          <table:table-cell office:value-type="float" office:value="4980" calcext:value-type="float">
            <text:p>49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6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7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8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5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6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7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1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9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1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ow_beatch</text:p>
          </table:table-cell>
          <table:table-cell office:value-type="string" calcext:value-type="string">
            <text:p>II-2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ydrographic_datum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11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12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4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</text:p>
          </table:table-cell>
          <table:table-cell office:value-type="float" office:value="3630" calcext:value-type="float">
            <text:p>36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12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2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ucus_zone</text:p>
          </table:table-cell>
          <table:table-cell office:value-type="string" calcext:value-type="string">
            <text:p>II-4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5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high_beatch</text:p>
          </table:table-cell>
          <table:table-cell office:value-type="string" calcext:value-type="string">
            <text:p>II-7</text:p>
          </table:table-cell>
          <table:table-cell office:value-type="float" office:value="4590" calcext:value-type="float">
            <text:p>45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1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3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azrez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zostera_zone</text:p>
          </table:table-cell>
          <table:table-cell office:value-type="string" calcext:value-type="string">
            <text:p>II-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venga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Shelpi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igh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Shelpi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igh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Shelpi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igh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Shelpi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igh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Shelpi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igh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Shelpi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Shelpi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Shelpi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Shelpi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Shelpi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210" calcext:value-type="float">
            <text:p>2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570" calcext:value-type="float">
            <text:p>57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30" calcext:value-type="float">
            <text:p>3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60" calcext:value-type="float">
            <text:p>3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30" calcext:value-type="float">
            <text:p>3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80" calcext:value-type="float">
            <text:p>48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60" calcext:value-type="float">
            <text:p>9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40" calcext:value-type="float">
            <text:p>24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 office:value-type="string" calcext:value-type="string">
            <text:p>Yarnyshnay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40" calcext:value-type="float">
            <text:p>24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iddle</text:p>
          </table:table-cell>
          <table:table-cell office:value-type="float" office:value="7" calcext:value-type="float">
            <text:p>7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iddle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iddle</text:p>
          </table:table-cell>
          <table:table-cell office:value-type="float" office:value="9" calcext:value-type="float">
            <text:p>9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iddle</text:p>
          </table:table-cell>
          <table:table-cell office:value-type="float" office:value="10" calcext:value-type="float">
            <text:p>1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iddle</text:p>
          </table:table-cell>
          <table:table-cell office:value-type="float" office:value="11" calcext:value-type="float">
            <text:p>1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iddle</text:p>
          </table:table-cell>
          <table:table-cell office:value-type="float" office:value="12" calcext:value-type="float">
            <text:p>12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iddle</text:p>
          </table:table-cell>
          <table:table-cell office:value-type="float" office:value="13" calcext:value-type="float">
            <text:p>13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iddle</text:p>
          </table:table-cell>
          <table:table-cell office:value-type="float" office:value="14" calcext:value-type="float">
            <text:p>14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iddle</text:p>
          </table:table-cell>
          <table:table-cell office:value-type="float" office:value="15" calcext:value-type="float">
            <text:p>15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float" office:value="8" calcext:value-type="float">
            <text:p>8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float" office:value="9" calcext:value-type="float">
            <text:p>9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float" office:value="10" calcext:value-type="float">
            <text:p>1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float" office:value="11" calcext:value-type="float">
            <text:p>11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float" office:value="12" calcext:value-type="float">
            <text:p>12</text:p>
          </table:table-cell>
          <table:table-cell office:value-type="float" office:value="2670" calcext:value-type="float">
            <text:p>26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float" office:value="13" calcext:value-type="float">
            <text:p>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float" office:value="14" calcext:value-type="float">
            <text:p>14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float" office:value="15" calcext:value-type="float">
            <text:p>15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float" office:value="16" calcext:value-type="float">
            <text:p>16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float" office:value="2" calcext:value-type="float">
            <text:p>2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float" office:value="4710" calcext:value-type="float">
            <text:p>47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float" office:value="7" calcext:value-type="float">
            <text:p>7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float" office:value="8" calcext:value-type="float">
            <text:p>8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float" office:value="9" calcext:value-type="float">
            <text:p>9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float" office:value="10" calcext:value-type="float">
            <text:p>10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float" office:value="12" calcext:value-type="float">
            <text:p>1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float" office:value="13" calcext:value-type="float">
            <text:p>13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float" office:value="14" calcext:value-type="float">
            <text:p>14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float" office:value="15" calcext:value-type="float">
            <text:p>15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float" office:value="7" calcext:value-type="float">
            <text:p>7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float" office:value="8" calcext:value-type="float">
            <text:p>8</text:p>
          </table:table-cell>
          <table:table-cell office:value-type="float" office:value="6120" calcext:value-type="float">
            <text:p>61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float" office:value="9" calcext:value-type="float">
            <text:p>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float" office:value="11" calcext:value-type="float">
            <text:p>11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float" office:value="13" calcext:value-type="float">
            <text:p>13</text:p>
          </table:table-cell>
          <table:table-cell office:value-type="float" office:value="4680" calcext:value-type="float">
            <text:p>46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float" office:value="2" calcext:value-type="float">
            <text:p>2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float" office:value="8" calcext:value-type="float">
            <text:p>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float" office:value="9" calcext:value-type="float">
            <text:p>9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float" office:value="10" calcext:value-type="float">
            <text:p>1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float" office:value="11" calcext:value-type="float">
            <text:p>11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float" office:value="15" calcext:value-type="float">
            <text:p>15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float" office:value="7" calcext:value-type="float">
            <text:p>7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float" office:value="9" calcext:value-type="float">
            <text:p>9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float" office:value="10" calcext:value-type="float">
            <text:p>10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float" office:value="12" calcext:value-type="float">
            <text:p>1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0" calcext:value-type="float">
            <text:p>1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1" calcext:value-type="float">
            <text:p>11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2" calcext:value-type="float">
            <text:p>12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4" calcext:value-type="float">
            <text:p>14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float" office:value="15" calcext:value-type="float">
            <text:p>15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float" office:value="2" calcext:value-type="float">
            <text:p>2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float" office:value="7" calcext:value-type="float">
            <text:p>7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float" office:value="9" calcext:value-type="float">
            <text:p>9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float" office:value="10" calcext:value-type="float">
            <text:p>1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float" office:value="2" calcext:value-type="float">
            <text:p>2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float" office:value="7" calcext:value-type="float">
            <text:p>7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float" office:value="8" calcext:value-type="float">
            <text:p>8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float" office:value="10" calcext:value-type="float">
            <text:p>10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float" office:value="12" calcext:value-type="float">
            <text:p>12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float" office:value="13" calcext:value-type="float">
            <text:p>13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float" office:value="14" calcext:value-type="float">
            <text:p>14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float" office:value="15" calcext:value-type="float">
            <text:p>1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float" office:value="2" calcext:value-type="float">
            <text:p>2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float" office:value="7" calcext:value-type="float">
            <text:p>7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float" office:value="8" calcext:value-type="float">
            <text:p>8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float" office:value="9" calcext:value-type="float">
            <text:p>9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float" office:value="10" calcext:value-type="float">
            <text:p>1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float" office:value="11" calcext:value-type="float">
            <text:p>1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float" office:value="12" calcext:value-type="float">
            <text:p>12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float" office:value="13" calcext:value-type="float">
            <text:p>1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float" office:value="8" calcext:value-type="float">
            <text:p>8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float" office:value="10" calcext:value-type="float">
            <text:p>1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float" office:value="13" calcext:value-type="float">
            <text:p>1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float" office:value="8" calcext:value-type="float">
            <text:p>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1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2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1</text:p>
          </table:table-cell>
          <table:table-cell office:value-type="float" office:value="9330" calcext:value-type="float">
            <text:p>93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2</text:p>
          </table:table-cell>
          <table:table-cell office:value-type="float" office:value="7730" calcext:value-type="float">
            <text:p>77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1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2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1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2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1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2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1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2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1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2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1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2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1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2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1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2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1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1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2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1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ZR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bb2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rth_archipelago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Abram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k31</text:p>
          </table:table-cell>
          <table:table-cell table:style-name="ce4" office:value-type="float" office:value="2830" calcext:value-type="float">
            <text:p>28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Abram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k32</text:p>
          </table:table-cell>
          <table:table-cell table:style-name="ce4" office:value-type="float" office:value="3870" calcext:value-type="float">
            <text:p>387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Nagornoe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k33</text:p>
          </table:table-cell>
          <table:table-cell table:style-name="ce4" office:value-type="float" office:value="480" calcext:value-type="float">
            <text:p>48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Nagornoe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k34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Retinskoe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k35</text:p>
          </table:table-cell>
          <table:table-cell table:style-name="ce4" office:value-type="float" office:value="960" calcext:value-type="float">
            <text:p>9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Retinskoe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k36</text:p>
          </table:table-cell>
          <table:table-cell table:style-name="ce4" office:value-type="float" office:value="360" calcext:value-type="float">
            <text:p>3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Kola_bay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Ura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ura1</text:p>
          </table:table-cell>
          <table:table-cell table:style-name="ce4" office:value-type="float" office:value="1720" calcext:value-type="float">
            <text:p>17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We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Ura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ura2</text:p>
          </table:table-cell>
          <table:table-cell table:style-name="ce4" office:value-type="float" office:value="730" calcext:value-type="float">
            <text:p>7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West_Murman</text:p>
          </table:table-cell>
          <table:table-cell office:value-type="string" calcext:value-type="string">
            <text:p>middle</text:p>
          </table:table-cell>
        </table:table-row>
        <table:table-row table:style-name="ro2">
          <table:table-cell office:value-type="string" calcext:value-type="string">
            <text:p>Ura</text:p>
          </table:table-cell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ura3</text:p>
          </table:table-cell>
          <table:table-cell table:style-name="ce4" office:value-type="float" office:value="1350" calcext:value-type="float">
            <text:p>135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West_Murma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igh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igh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Pecheng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West_Murman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Pecheng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West_Murman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Pecheng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West_Murman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2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3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4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7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8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9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10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1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2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3</text:p>
          </table:table-cell>
          <table:table-cell office:value-type="float" office:value="4880" calcext:value-type="float">
            <text:p>48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4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5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6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7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8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9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10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btidal</text:p>
          </table:table-cell>
          <table:table-cell office:value-type="string" calcext:value-type="string">
            <text:p>vsl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subtidal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btidal</text:p>
          </table:table-cell>
          <table:table-cell office:value-type="string" calcext:value-type="string">
            <text:p>vsl2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subtidal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btidal</text:p>
          </table:table-cell>
          <table:table-cell office:value-type="string" calcext:value-type="string">
            <text:p>vsl3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subtidal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btidal</text:p>
          </table:table-cell>
          <table:table-cell office:value-type="string" calcext:value-type="string">
            <text:p>vsl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subtidal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btidal</text:p>
          </table:table-cell>
          <table:table-cell office:value-type="string" calcext:value-type="string">
            <text:p>vsl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subtidal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btidal</text:p>
          </table:table-cell>
          <table:table-cell office:value-type="string" calcext:value-type="string">
            <text:p>vsl6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subtidal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btidal</text:p>
          </table:table-cell>
          <table:table-cell office:value-type="string" calcext:value-type="string">
            <text:p>vsl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subtidal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btidal</text:p>
          </table:table-cell>
          <table:table-cell office:value-type="string" calcext:value-type="string">
            <text:p>vsl8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subtidal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btidal</text:p>
          </table:table-cell>
          <table:table-cell office:value-type="string" calcext:value-type="string">
            <text:p>vsl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subtidal</text:p>
          </table:table-cell>
        </table:table-row>
        <table:table-row table:style-name="ro3">
          <table:table-cell office:value-type="string" calcext:value-type="string">
            <text:p>Lis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btidal</text:p>
          </table:table-cell>
          <table:table-cell office:value-type="string" calcext:value-type="string">
            <text:p>vsl1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subtidal</text:p>
          </table:table-cell>
        </table:table-row>
        <table:table-row table:style-name="ro3">
          <table:table-cell office:value-type="string" calcext:value-type="string">
            <text:p>Podpah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Podpah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Podpah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Podpah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4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Podpah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5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Podpah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6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Podpah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Podpah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Podpah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Podpah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1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Podpah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Podpah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Podpah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Podpah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4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Podpah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Podpah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Podpah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Podpah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Podpah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Podpah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Suha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1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Suha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2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Suha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3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Suha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4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Suha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5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Suha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6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Suha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7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Suha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Suha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Suha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1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Suha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_zostera</text:p>
          </table:table-cell>
          <table:table-cell office:value-type="string" calcext:value-type="string">
            <text:p>ngl1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Suha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_zostera</text:p>
          </table:table-cell>
          <table:table-cell office:value-type="string" calcext:value-type="string">
            <text:p>ngl2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Suha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_zostera</text:p>
          </table:table-cell>
          <table:table-cell office:value-type="string" calcext:value-type="string">
            <text:p>ngl3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Suha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_zostera</text:p>
          </table:table-cell>
          <table:table-cell office:value-type="string" calcext:value-type="string">
            <text:p>ngl4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Suha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_zostera</text:p>
          </table:table-cell>
          <table:table-cell office:value-type="string" calcext:value-type="string">
            <text:p>ngl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Suha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6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Suha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7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Suha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Suha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9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Suha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1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4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7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sgl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middle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6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8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gl1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btidal</text:p>
          </table:table-cell>
          <table:table-cell office:value-type="string" calcext:value-type="string">
            <text:p>vsl1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subtidal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btidal</text:p>
          </table:table-cell>
          <table:table-cell office:value-type="string" calcext:value-type="string">
            <text:p>vsl2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subtidal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btidal</text:p>
          </table:table-cell>
          <table:table-cell office:value-type="string" calcext:value-type="string">
            <text:p>vsl3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subtidal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btidal</text:p>
          </table:table-cell>
          <table:table-cell office:value-type="string" calcext:value-type="string">
            <text:p>vsl4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subtidal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btidal</text:p>
          </table:table-cell>
          <table:table-cell office:value-type="string" calcext:value-type="string">
            <text:p>vsl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subtidal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btidal</text:p>
          </table:table-cell>
          <table:table-cell office:value-type="string" calcext:value-type="string">
            <text:p>vsl6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subtidal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btidal</text:p>
          </table:table-cell>
          <table:table-cell office:value-type="string" calcext:value-type="string">
            <text:p>vsl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subtidal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btidal</text:p>
          </table:table-cell>
          <table:table-cell office:value-type="string" calcext:value-type="string">
            <text:p>vsl8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subtidal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btidal</text:p>
          </table:table-cell>
          <table:table-cell office:value-type="string" calcext:value-type="string">
            <text:p>vsl9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subtidal</text:p>
          </table:table-cell>
        </table:table-row>
        <table:table-row table:style-name="ro3">
          <table:table-cell office:value-type="string" calcext:value-type="string">
            <text:p>Klyushih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btidal</text:p>
          </table:table-cell>
          <table:table-cell office:value-type="string" calcext:value-type="string">
            <text:p>vsl1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upa_bay</text:p>
          </table:table-cell>
          <table:table-cell office:value-type="string" calcext:value-type="string">
            <text:p>subtidal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1m1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1m2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1m3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2m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2m2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2m3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3m1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3m2</text:p>
          </table:table-cell>
          <table:table-cell table:style-name="ce1" office:value-type="float" office:value="210" calcext:value-type="float">
            <text:p>2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3m3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4m1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4m2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4m3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5m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5m2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5m3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6m1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6m2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6m3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7m1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7m2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7m3</text:p>
          </table:table-cell>
          <table:table-cell table:style-name="ce1" office:value-type="float" office:value="210" calcext:value-type="float">
            <text:p>21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8m1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8m2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8m3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9m1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9m2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9m3</text:p>
          </table:table-cell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10m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10m2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10m3</text:p>
          </table:table-cell>
          <table:table-cell table:style-name="ce1" office:value-type="float" office:value="270" calcext:value-type="float">
            <text:p>27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11m1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11m2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11m3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12m1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12m2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D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iddle</text:p>
          </table:table-cell>
          <table:table-cell table:style-name="ce1" office:value-type="string" calcext:value-type="string">
            <text:p>12m3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Barents</text:p>
          </table:table-cell>
          <table:table-cell office:value-type="string" calcext:value-type="string">
            <text:p>East_Murman</text:p>
          </table:table-cell>
          <table:table-cell office:value-type="string" calcext:value-type="string">
            <text:p>low</text:p>
          </table:table-cell>
        </table:table-row>
        <table:table-row table:style-name="ro1" table:number-rows-repeated="104731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F126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1" number:min-integer-digits="1"/>
    </number:number-style>
    <number:number-style style:name="N139">
      <number:number number:decimal-places="5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3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8" number:min-integer-digits="1"/>
    </number:number-style>
    <number:number-style style:name="N144">
      <number:number number:decimal-places="7" number:min-integer-digits="1"/>
    </number:number-style>
    <number:number-style style:name="N148P0" style:volatile="true">
      <number:text> </number:text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number:min-integer-digits="1" number:grouping="true"/>
      <number:text> </number:text>
    </number:number-style>
    <number:number-style style:name="N160P1" style:volatile="true">
      <number:text> $(</number:text>
      <number:number number: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9" number:min-integer-digits="1"/>
    </number:number-style>
    <number:number-style style:name="N162">
      <number:number number:decimal-places="10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2" number:min-integer-digits="1"/>
    </number:number-style>
    <number:currency-style style:name="N16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5P0"/>
    </number:currency-style>
    <number:number-style style:name="N166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.00.0000</text:date>, <text:time style:data-style-name="N2" text:time-value="16:13:34.107394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1T16:19:38.522741998</dc:date>
    <dc:creator>Sophia  Nazarova</dc:creator>
    <meta:generator>LibreOffice/4.2.7.2$Linux_X86_64 LibreOffice_project/420m0$Build-2</meta:generator>
    <meta:editing-duration>PT42M26S</meta:editing-duration>
    <meta:editing-cycles>19</meta:editing-cycles>
    <meta:document-statistic meta:table-count="1" meta:cell-count="10088" meta:object-count="0"/>
  </office:meta>
</office:document-meta>
</file>